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system"/>
    <style:font-face style:name="Lohit Hindi" svg:font-family="'Lohit Hindi'" style:font-family-generic="system"/>
    <style:font-face style:name="AR PL SungtiL GB" svg:font-family="'AR PL SungtiL GB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Preformatted_20_Text">
      <style:text-properties fo:font-size="11pt" fo:language="sv" fo:country="SE" style:font-size-asian="11pt" style:font-size-complex="11pt"/>
    </style:style>
    <style:style style:name="P2" style:family="paragraph" style:parent-style-name="Preformatted_20_Text">
      <style:paragraph-properties fo:margin-left="0.9846in" fo:margin-right="0in" fo:text-indent="0.0047in" style:auto-text-indent="false">
        <style:tab-stops/>
      </style:paragraph-properties>
      <style:text-properties fo:font-size="11pt" fo:language="sv" fo:country="SE" style:font-size-asian="11pt" style:font-size-complex="11pt"/>
    </style:style>
    <style:style style:name="P3" style:family="paragraph" style:parent-style-name="Preformatted_20_Text">
      <style:paragraph-properties fo:margin-left="0.9846in" fo:margin-right="0in" fo:text-indent="0.0047in" style:auto-text-indent="false">
        <style:tab-stops/>
      </style:paragraph-properties>
    </style:style>
    <style:style style:name="P4" style:family="paragraph" style:parent-style-name="Preformatted_20_Text" style:master-page-name="MP0">
      <style:paragraph-properties style:page-number="auto" fo:break-before="page"/>
      <style:text-properties fo:font-size="11pt" fo:language="sv" fo:country="SE" style:font-size-asian="11pt" style:font-size-complex="11pt"/>
    </style:style>
    <style:style style:name="P5" style:family="paragraph" style:parent-style-name="Preformatted_20_Text" style:list-style-name="L1">
      <style:text-properties fo:font-size="11pt" fo:language="sv" fo:country="SE" fo:font-style="italic" style:font-size-asian="11pt" style:font-style-asian="italic" style:font-size-complex="11pt"/>
    </style:style>
    <style:style style:name="P6" style:family="paragraph" style:parent-style-name="Preformatted_20_Text">
      <style:text-properties fo:font-size="11pt" fo:language="sv" fo:country="SE" style:font-size-asian="11pt" style:font-size-complex="11pt"/>
    </style:style>
    <style:style style:name="P7" style:family="paragraph" style:parent-style-name="Preformatted_20_Text">
      <style:text-properties style:font-name="Liberation Serif1" fo:font-size="11pt" fo:language="sv" fo:country="SE" style:font-size-asian="11pt" style:font-size-complex="11pt"/>
    </style:style>
    <style:style style:name="P8" style:family="paragraph" style:parent-style-name="Preformatted_20_Text">
      <style:text-properties style:font-name="Liberation Serif1" fo:font-size="11pt" fo:language="sv" fo:country="SE" style:font-size-asian="9.60000038146973pt" style:font-size-complex="11pt"/>
    </style:style>
    <style:style style:name="P9" style:family="paragraph" style:parent-style-name="Preformatted_20_Text">
      <style:text-properties style:font-name="Liberation Serif1" fo:font-size="11pt" fo:language="sv" fo:country="SE" fo:font-style="normal" style:font-size-asian="11pt" style:font-style-asian="normal" style:font-size-complex="11pt" style:font-style-complex="normal"/>
    </style:style>
    <style:style style:name="P10" style:family="paragraph" style:parent-style-name="Preformatted_20_Text">
      <style:text-properties style:font-name="Liberation Serif1" fo:font-size="11pt" style:font-size-asian="11pt" style:font-size-complex="11pt"/>
    </style:style>
    <style:style style:name="P11" style:family="paragraph" style:parent-style-name="Preformatted_20_Text">
      <style:text-properties style:font-name="Liberation Serif1"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size="11pt" fo:language="sv" fo:country="SE" style:font-size-asian="11pt" style:font-size-complex="11pt"/>
    </style:style>
    <style:style style:name="T2" style:family="text">
      <style:text-properties fo:font-size="11pt" fo:language="sv" fo:country="SE" fo:font-style="italic" style:font-size-asian="11pt" style:font-style-asian="italic" style:font-size-complex="11pt"/>
    </style:style>
    <style:style style:name="T3" style:family="text">
      <style:text-properties style:font-name="Liberation Serif1" fo:font-size="11pt" fo:font-style="normal" style:font-size-asian="11pt" style:font-style-asian="normal" style:font-size-complex="11pt" style:font-style-complex="normal"/>
    </style:style>
    <style:style style:name="T4" style:family="text">
      <style:text-properties style:font-name="Liberation Serif1"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size-asian="11pt" style:font-style-asian="normal" style:font-style-complex="normal"/>
    </style:style>
    <text:list-style style:name="L1">
      <text:list-level-style-bullet text:level="1" text:style-name="WW_5f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nna fil innehåller information om filstrukturen i programmet Enduro, samt vilka stories som är färdigimplementerade.</text:p>
      <text:p text:style-name="P1"/>
      <text:p text:style-name="Preformatted_20_Text"><text:span text:style-name="Standardstycketeckensnitt"><text:span text:style-name="T1">F</text:span></text:span><text:span text:style-name="Standardstycketeckensnitt"><text:span text:style-name="T1">ör mer information om hur programmet fungerar </text:span></text:span><text:span text:style-name="Standardstycketeckensnitt"><text:span text:style-name="T1">och hur det ska användas </text:span></text:span><text:span text:style-name="Standardstycketeckensnitt"><text:span text:style-name="T1">kan programmets manual konsulteras, vilken återfinnes i</text:span></text:span><text:span text:style-name="Standardstycketeckensnitt"><text:span text:style-name="T1"> katalogen </text:span></text:span><text:span text:style-name="Standardstycketeckensnitt"><text:span text:style-name="T2">manual</text:span></text:span><text:span text:style-name="Standardstycketeckensnitt"><text:span text:style-name="T1">. Den öppnas med filen </text:span></text:span><text:span text:style-name="Standardstycketeckensnitt"><text:span text:style-name="T2">index.</text:span></text:span><text:span text:style-name="Standardstycketeckensnitt"><text:span text:style-name="T2">html</text:span></text:span><text:span text:style-name="Standardstycketeckensnitt"><text:span text:style-name="T2">.</text:span></text:span><text:span text:style-name="Standardstycketeckensnitt"><text:span text:style-name="T1"> Ett UML-</text:span></text:span><text:span text:style-name="Standardstycketeckensnitt"><text:span text:style-name="T1">diagram</text:span></text:span><text:span text:style-name="Standardstycketeckensnitt"><text:span text:style-name="T1"> över programmet </text:span></text:span><text:span text:style-name="Standardstycketeckensnitt"><text:span text:style-name="T1">finns längst ner i katalogen </text:span></text:span><text:span text:style-name="Standardstycketeckensnitt"><text:span text:style-name="T2">src</text:span></text:span><text:span text:style-name="Standardstycketeckensnitt"><text:span text:style-name="T1">.</text:span></text:span></text:p>
      <text:p text:style-name="P1"/>
      <text:p text:style-name="Preformatted_20_Text"><text:span text:style-name="Standardstycketeckensnitt"><text:span text:style-name="T1">I katalogen </text:span></text:span><text:span text:style-name="Standardstycketeckensnitt"><text:span text:style-name="T2">src</text:span></text:span><text:span text:style-name="Standardstycketeckensnitt"><text:span text:style-name="T1"> ligger </text:span></text:span><text:span text:style-name="Standardstycketeckensnitt"><text:span text:style-name="T1">programmets alla</text:span></text:span><text:span text:style-name="Standardstycketeckensnitt"><text:span text:style-name="T1"> java-</text:span></text:span><text:span text:style-name="Standardstycketeckensnitt"><text:span text:style-name="T1">klasser, indelade i följande </text:span></text:span><text:span text:style-name="Standardstycketeckensnitt"><text:span text:style-name="T1">p</text:span></text:span><text:span text:style-name="Standardstycketeckensnitt"><text:span text:style-name="T1">aket:</text:span></text:span></text:p>
      <text:p text:style-name="P1"/>
      <text:list xml:id="list640244902" text:style-name="L1">
        <text:list-item>
          <text:p text:style-name="P5">gui</text:p>
        </text:list-item>
      </text:list>
      <text:p text:style-name="P2">I paketet finns de klasser som ansvarar för registreringsprogrammets användargränssnittet (start och målgång)</text:p>
      <text:p text:style-name="P1"/>
      <text:list xml:id="list1739071442" text:continue-numbering="true" text:style-name="L1">
        <text:list-item>
          <text:p text:style-name="P5">main</text:p>
        </text:list-item>
      </text:list>
      <text:p text:style-name="P2">I paketet finns klasser för att skapa och sortera datan i resultatfiler </text:p>
      <text:p text:style-name="P1"/>
      <text:list xml:id="list525043581" text:continue-numbering="true" text:style-name="L1">
        <text:list-item>
          <text:p text:style-name="P5">model</text:p>
        </text:list-item>
      </text:list>
      <text:p text:style-name="P3"><text:span text:style-name="Standardstycketeckensnitt"><text:span text:style-name="T1">I </text:span></text:span><text:span text:style-name="Standardstycketeckensnitt"><text:span text:style-name="T1">paketet finns </text:span></text:span><text:span text:style-name="Standardstycketeckensnitt"><text:span text:style-name="T1">klass</text:span></text:span><text:span text:style-name="Standardstycketeckensnitt"><text:span text:style-name="T1">en</text:span></text:span><text:span text:style-name="Standardstycketeckensnitt"><text:span text:style-name="T1"> </text:span></text:span><text:span text:style-name="Standardstycketeckensnitt"><text:span text:style-name="T1">R</text:span></text:span><text:span text:style-name="Standardstycketeckensnitt"><text:span text:style-name="T1">egister </text:span></text:span><text:span text:style-name="Standardstycketeckensnitt"><text:span text:style-name="T1">som hanterar</text:span></text:span><text:span text:style-name="Standardstycketeckensnitt"><text:span text:style-name="T1"> regist</text:span></text:span><text:span text:style-name="Standardstycketeckensnitt"><text:span text:style-name="T1">rering av</text:span></text:span><text:span text:style-name="Standardstycketeckensnitt"><text:span text:style-name="T1"> tider och </text:span></text:span><text:span text:style-name="Standardstycketeckensnitt"><text:span text:style-name="T1">nedsparning</text:span></text:span><text:span text:style-name="Standardstycketeckensnitt"><text:span text:style-name="T1"> </text:span></text:span><text:span text:style-name="Standardstycketeckensnitt"><text:span text:style-name="T1">av dessa på fil</text:span></text:span><text:span text:style-name="Standardstycketeckensnitt"><text:span text:style-name="T1"> (används av klasserna i paketet </text:span></text:span><text:span text:style-name="Standardstycketeckensnitt"><text:span text:style-name="T2">gui</text:span></text:span><text:span text:style-name="Standardstycketeckensnitt"><text:span text:style-name="T1">)</text:span></text:span></text:p>
      <text:p text:style-name="P1"><text:tab/></text:p>
      <text:list xml:id="list1146205009" text:continue-numbering="true" text:style-name="L1">
        <text:list-item>
          <text:p text:style-name="P5">race</text:p>
        </text:list-item>
      </text:list>
      <text:p text:style-name="P1"><text:tab/><text:tab/>I paketet finns klasser som tar hand om datan som lästs in för att skapa resultatfiler</text:p>
      <text:p text:style-name="P1"/>
      <text:list xml:id="list382097541" text:continue-numbering="true" text:style-name="L1">
        <text:list-item>
          <text:p text:style-name="P5">reader</text:p>
        </text:list-item>
      </text:list>
      <text:p text:style-name="P2">I paketet finns klasserna som sköter inläsningen av filerna som ligger till grund för resultatfilerna<text:tab/></text:p>
      <text:list xml:id="list2049927200" text:continue-numbering="true" text:style-name="L1">
        <text:list-item>
          <text:p text:style-name="P5">test</text:p>
        </text:list-item>
      </text:list>
      <text:p text:style-name="P2">I paketet finns testklasser som testar alla klasser i övriga paket (utom användargränssnittet, GUI:et)</text:p>
      <text:p text:style-name="P1"/>
      <text:list xml:id="list129419917" text:continue-numbering="true" text:style-name="L1">
        <text:list-item>
          <text:p text:style-name="P5">test.testfiles</text:p>
        </text:list-item>
      </text:list>
      <text:p text:style-name="P1"><text:tab/><text:tab/>I paketet finns filer som används av testklasserna</text:p>
      <text:p text:style-name="P1"/>
      <text:list xml:id="list305982991" text:continue-numbering="true" text:style-name="L1">
        <text:list-item>
          <text:p text:style-name="P5">util</text:p>
        </text:list-item>
      </text:list>
      <text:p text:style-name="P1"><text:tab/><text:tab/>I paketet finns klassen Time som representerar alla tider i programmet</text:p>
      <text:p text:style-name="P1"><text:tab/></text:p>
      <text:p text:style-name="Preformatted_20_Text"><text:span text:style-name="Standardstycketeckensnitt"><text:span text:style-name="T1">De genererade javadoc-filerna finns i ka</text:span></text:span><text:span text:style-name="Standardstycketeckensnitt"><text:span text:style-name="T1">talogen </text:span></text:span><text:span text:style-name="Standardstycketeckensnitt"><text:span text:style-name="T2">doc</text:span></text:span><text:span text:style-name="Standardstycketeckensnitt"><text:span text:style-name="T1">, och dokumentet som beskriver programmets </text:span></text:span><text:span text:style-name="Standardstycketeckensnitt"><text:span text:style-name="T1">arkitektur</text:span></text:span><text:span text:style-name="Standardstycketeckensnitt"><text:span text:style-name="T1"> finns </text:span></text:span><text:span text:style-name="Standardstycketeckensnitt"><text:span text:style-name="T1">längst ner i huvudkatalogen </text:span></text:span><text:span text:style-name="Standardstycketeckensnitt"><text:span text:style-name="T2">Team08</text:span></text:span><text:span text:style-name="Standardstycketeckensnitt"><text:span text:style-name="T1">.</text:span></text:span></text:p>
      <text:p text:style-name="P1"/>
      <text:p text:style-name="P1">Färdigimplementerade stories:</text:p>
      <text:p text:style-name="P9"/>
      <text:p text:style-name="P9">3. Enkel resultatlista.</text:p>
      <text:p text:style-name="P9">4. Personuppgifter.</text:p>
      <text:p text:style-name="P9">5. Totaltid.</text:p>
      <text:p text:style-name="P9">6. Felaktiga registreringar.</text:p>
      <text:p text:style-name="P9">7. GUI för registrering.</text:p>
      <text:p text:style-name="P9">8. Registrering av tider.</text:p>
      <text:p text:style-name="P9">9. Varvlopp.</text:p>
      <text:p text:style-name="P1"><text:span text:style-name="Emphasis"><text:span text:style-name="T4">10. Flera skall kunna registrera måltider</text:span></text:span></text:p>
      <text:p text:style-name="P9">11. Enkel Masstart</text:p>
      <text:p text:style-name="P9">12. Målgång där nummerplåten inte kan läsas i förväg.</text:p>
      <text:p text:style-name="P9">13. Hantera klasser.</text:p>
      <text:p text:style-name="P9">14. Användarmanual.</text:p>
      <text:p text:style-name="P1"><text:span text:style-name="Emphasis"><text:span text:style-name="T4">15. Hantera felaktiga tidsdata</text:span></text:span></text:p>
      <text:p text:style-name="P9">16. Hantera registreringar med otillåtna startnummer.</text:p>
      <text:p text:style-name="P1"><text:span text:style-name="Emphasis"><text:span text:style-name="T4">17. Variabelt antal uppgifter om förarna</text:span></text:span></text:p>
      <text:p text:style-name="P7"><text:soft-page-break/>25. Stöd för konfiguration.</text:p>
      <text:p text:style-name="P7"><text:span text:style-name="Emphasis"><text:span text:style-name="T5">31. Teknisk dokumentation</text:span></text:span></text:p>
      <text:p text:style-name="P7"><text:span text:style-name="Emphasis"><text:span text:style-name="T5">32. Källkodsrelease</text:span></text:span></text:p>
      <text:p text:style-name="P8"><text:span text:style-name="Emphasis"><text:span text:style-name="T6">E1. Refaktorisera Sorter</text:span></text:span></text:p>
      <text:p text:style-name="P8"><text:span text:style-name="Emphasis"><text:span text:style-name="T6">E2. Refaktorisera GUI</text:span></text:span></text:p>
      <text:p text:style-name="P8"><text:span text:style-name="Emphasis"><text:span text:style-name="T6">E3. Skapa Time klass</text:span></text:span></text:p>
      <text:p text:style-name="P8"><text:span text:style-name="Emphasis"><text:span text:style-name="T6">E4. Releasearbete</text:span></text:span></text:p>
      <text:p text:style-name="P8"><text:span text:style-name="Emphasis"><text:span text:style-name="T6">E5. Buggfixar<text:tab/><text:tab/></text:span></text:span></text:p>
      <text:p text:style-name="P1"><text:span text:style-name="Emphasis"><text:span text:style-name="T3"/></text:span></text:p>
      <text:p text:style-name="P1"><text:span text:style-name="Emphasis"><text:span text:style-name="T3"/></text:span></text:p>
      <text:p text:style-name="P1"><text:span text:style-name="Emphasis"><text:span text:style-name="T4">Åtgärdat efter releasemöte 1</text:span></text:span></text:p>
      <text:p text:style-name="P1"><text:span text:style-name="Emphasis"><text:span text:style-name="T4">Programmet hade inte korrekt felhantering. Detta har åtgärdats flera gånger om.</text:span></text:span></text:p>
      <text:p text:style-name="P1"><text:span text:style-name="Emphasis"><text:span text:style-name="T4"/></text:span></text:p>
      <text:p text:style-name="P1"><text:span text:style-name="Emphasis"><text:span text:style-name="T4">Åtgärdat efter releasemöte 2</text:span></text:span></text:p>
      <text:p text:style-name="P1"><text:span text:style-name="Emphasis"><text:span text:style-name="T4">Manualen var inte tillfredställande utan innehöll många småfel. Dessa har åtgärdats.</text:span></text:span></text:p>
      <text:p text:style-name="P1"><text:span text:style-name="Emphasis"><text:span text:style-name="T4"/></text:span></text:p>
      <text:p text:style-name="P1"><text:span text:style-name="Emphasis"><text:span text:style-name="T4">Åtgärdat efter releasemöte 3</text:span></text:span></text:p>
      <text:p text:style-name="P11">Ett program med väldigt många buggar presenterads till kunden. <text:s/>De buggar som kunde hittas har åtgärdat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system"/>
    <style:font-face style:name="Lohit Hindi" svg:font-family="'Lohit Hindi'" style:font-family-generic="system"/>
    <style:font-face style:name="AR PL SungtiL GB" svg:font-family="'AR PL SungtiL GB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Beskrivning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font-size="10pt" style:font-size-asian="10pt" style:font-name-complex="DejaVu Sans Mono" style:font-size-complex="10pt" fo:hyphenate="false" fo:hyphenation-remain-char-count="0" fo:hyphenation-push-char-count="0"/>
    </style:style>
    <style:style style:name="Standardstycketeckensnitt" style:family="text"/>
    <style:style style:name="WW_5f_CharLFO1LVL1" style:display-name="WW_CharLFO1LVL1" style:family="text">
      <style:text-properties style:font-name="Symbol" style:font-name-asian="AR PL SungtiL GB" style:font-name-complex="DejaVu Sans Mono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creator>Karl-Johan Arklid</dc:creator>
    <meta:creation-date>2012-02-16T22:11:00Z</meta:creation-date>
    <dc:date>2012-02-27T11:58:55</dc:date>
    <meta:editing-cycles>26</meta:editing-cycles>
    <meta:editing-duration>PT5H15M34S</meta:editing-duration>
    <meta:document-statistic meta:table-count="0" meta:image-count="0" meta:object-count="0" meta:page-count="2" meta:paragraph-count="52" meta:word-count="342" meta:character-count="2341"/>
    <meta:template xlink:type="simple" xlink:actuate="onRequest" xlink:title="" xlink:href="Normal.dotm"/>
  </office:meta>
</office:document-meta>
</file>